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9f0c6" officeooo:paragraph-rsid="0019f0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19f0c6" officeooo:paragraph-rsid="0019f0c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1b7f17" officeooo:paragraph-rsid="001b7f1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normal" officeooo:rsid="0019f0c6" officeooo:paragraph-rsid="0019f0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normal" officeooo:rsid="001b7f17" officeooo:paragraph-rsid="001b7f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fo:font-weight="bold" officeooo:rsid="001a2ef5" officeooo:paragraph-rsid="001a2ef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font-weight="bold" officeooo:rsid="001d4242" officeooo:paragraph-rsid="001d424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1d4242" officeooo:paragraph-rsid="001d42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24pt" fo:font-weight="bold" officeooo:rsid="0019f0c6" officeooo:paragraph-rsid="00254964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8pt" fo:font-weight="bold" officeooo:rsid="0019f0c6" officeooo:paragraph-rsid="0019f0c6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" fo:font-weight="normal" officeooo:rsid="0019f0c6" officeooo:paragraph-rsid="0019f0c6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" fo:font-weight="normal" officeooo:rsid="0019f0c6" officeooo:paragraph-rsid="0019f0c6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" fo:font-weight="normal" officeooo:rsid="0019f0c6" officeooo:paragraph-rsid="0045f80a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" fo:font-weight="normal" officeooo:rsid="0019f0c6" officeooo:paragraph-rsid="0019f0c6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9f0c6" officeooo:paragraph-rsid="0027f4b1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9f0c6" officeooo:paragraph-rsid="001b7f17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9f0c6" officeooo:paragraph-rsid="0019f0c6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9f0c6" officeooo:paragraph-rsid="002ffdfc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9f0c6" officeooo:paragraph-rsid="00358aa1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4ac5dc" officeooo:paragraph-rsid="004ac5dc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4ac5dc" officeooo:paragraph-rsid="004cac06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3fb3b1" officeooo:paragraph-rsid="003fb3b1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3fb3b1" officeooo:paragraph-rsid="0042563a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47a18e" officeooo:paragraph-rsid="0047a18e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3e4dd2" officeooo:paragraph-rsid="003e4dd2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4163fc" officeooo:paragraph-rsid="004163fc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1b7f17" officeooo:paragraph-rsid="001b7f17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1b7f17" officeooo:paragraph-rsid="00311870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" fo:font-weight="normal" officeooo:rsid="001b7f17" officeooo:paragraph-rsid="001b7f17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1b7f17" officeooo:paragraph-rsid="001d46b7" style:font-weight-asian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1b7f17" officeooo:paragraph-rsid="001b7f17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1b7f17" officeooo:paragraph-rsid="0039e27c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DejaVu Sans" fo:font-weight="normal" officeooo:rsid="0028ee02" officeooo:paragraph-rsid="0028ee02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2baba9" officeooo:paragraph-rsid="002baba9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DejaVu Sans" fo:font-weight="normal" officeooo:rsid="0043211b" officeooo:paragraph-rsid="0043211b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DejaVu Sans" fo:font-weight="bold" officeooo:rsid="002ac090" officeooo:paragraph-rsid="002ac090" style:font-weight-asian="bold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DejaVu Sans" fo:font-weight="bold" officeooo:rsid="003d99fd" officeooo:paragraph-rsid="003d99fd" style:font-weight-asian="bold" style:font-weight-complex="bold"/>
    </style:style>
    <style:style style:name="T1" style:family="text">
      <style:text-properties officeooo:rsid="0019f0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f0c6" style:font-weight-asian="bold" style:font-weight-complex="bold"/>
    </style:style>
    <style:style style:name="T4" style:family="text">
      <style:text-properties fo:font-weight="bold" officeooo:rsid="00311870" style:font-weight-asian="bold" style:font-weight-complex="bold"/>
    </style:style>
    <style:style style:name="T5" style:family="text">
      <style:text-properties fo:font-weight="bold" officeooo:rsid="0038d565" style:font-weight-asian="bold" style:font-weight-complex="bold"/>
    </style:style>
    <style:style style:name="T6" style:family="text">
      <style:text-properties fo:font-weight="bold" officeooo:rsid="003c2d99" style:font-weight-asian="bold" style:font-weight-complex="bold"/>
    </style:style>
    <style:style style:name="T7" style:family="text">
      <style:text-properties fo:font-weight="bold" officeooo:rsid="003e4dd2" style:font-weight-asian="bold" style:font-weight-complex="bold"/>
    </style:style>
    <style:style style:name="T8" style:family="text">
      <style:text-properties fo:font-weight="bold" officeooo:rsid="0042563a" style:font-weight-asian="bold" style:font-weight-complex="bold"/>
    </style:style>
    <style:style style:name="T9" style:family="text">
      <style:text-properties fo:font-weight="bold" officeooo:rsid="0045cf16" style:font-weight-asian="bold" style:font-weight-complex="bold"/>
    </style:style>
    <style:style style:name="T10" style:family="text">
      <style:text-properties fo:font-weight="bold" officeooo:rsid="0047a18e" style:font-weight-asian="bold" style:font-weight-complex="bold"/>
    </style:style>
    <style:style style:name="T11" style:family="text">
      <style:text-properties fo:font-weight="bold" officeooo:rsid="0048d5b2" style:font-weight-asian="bold" style:font-weight-complex="bold"/>
    </style:style>
    <style:style style:name="T12" style:family="text">
      <style:text-properties fo:font-weight="bold" officeooo:rsid="004cac06" style:font-weight-asian="bold" style:font-weight-complex="bold"/>
    </style:style>
    <style:style style:name="T13" style:family="text">
      <style:text-properties fo:font-weight="bold" officeooo:rsid="004d993e" style:font-weight-asian="bold" style:font-weight-complex="bold"/>
    </style:style>
    <style:style style:name="T14" style:family="text">
      <style:text-properties officeooo:rsid="001b7f17"/>
    </style:style>
    <style:style style:name="T15" style:family="text">
      <style:text-properties officeooo:rsid="0026c53a"/>
    </style:style>
    <style:style style:name="T16" style:family="text">
      <style:text-properties officeooo:rsid="002944f9"/>
    </style:style>
    <style:style style:name="T17" style:family="text">
      <style:text-properties officeooo:rsid="002c216e"/>
    </style:style>
    <style:style style:name="T18" style:family="text">
      <style:text-properties officeooo:rsid="002d074c"/>
    </style:style>
    <style:style style:name="T19" style:family="text">
      <style:text-properties officeooo:rsid="002ffdfc"/>
    </style:style>
    <style:style style:name="T20" style:family="text">
      <style:text-properties officeooo:rsid="00311870"/>
    </style:style>
    <style:style style:name="T21" style:family="text">
      <style:text-properties officeooo:rsid="00358aa1"/>
    </style:style>
    <style:style style:name="T22" style:family="text">
      <style:text-properties officeooo:rsid="0038d565"/>
    </style:style>
    <style:style style:name="T23" style:family="text">
      <style:text-properties officeooo:rsid="0039e27c"/>
    </style:style>
    <style:style style:name="T24" style:family="text">
      <style:text-properties officeooo:rsid="0042563a"/>
    </style:style>
    <style:style style:name="T25" style:family="text">
      <style:text-properties officeooo:rsid="0045cf16"/>
    </style:style>
    <style:style style:name="T26" style:family="text">
      <style:text-properties officeooo:rsid="0047a18e"/>
    </style:style>
    <style:style style:name="T27" style:family="text">
      <style:text-properties officeooo:rsid="004cac06"/>
    </style:style>
    <style:style style:name="T28" style:family="text">
      <style:text-properties officeooo:rsid="004d993e"/>
    </style:style>
    <style:style style:name="T29" style:family="text">
      <style:text-properties officeooo:rsid="004da2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urder</text:p>
      <text:p text:style-name="P10">Game design document</text:p>
      <text:p text:style-name="P10"/>
      <text:p text:style-name="P1"/>
      <text:p text:style-name="P6">Parameters</text:p>
      <text:p text:style-name="P2">Player<text:span text:style-name="T18">(TABLE)</text:span>:</text:p>
      <text:list xml:id="list4533871493229916947" text:style-name="L1">
        <text:list-item>
          <text:p text:style-name="P11">Experience(Hidden)</text:p>
        </text:list-item>
        <text:list-item>
          <text:p text:style-name="P11">Level</text:p>
        </text:list-item>
        <text:list-item>
          <text:p text:style-name="P11">Kills</text:p>
        </text:list-item>
        <text:list-item>
          <text:p text:style-name="P11">Try</text:p>
        </text:list-item>
        <text:list-item>
          <text:p text:style-name="P11">Money<text:span text:style-name="T20">($)</text:span></text:p>
        </text:list-item>
        <text:list-item>
          <text:p text:style-name="P11">Ability - <text:span text:style-name="T17">table</text:span></text:p>
        </text:list-item>
        <text:list-item>
          <text:p text:style-name="P11">Achievements - <text:span text:style-name="T17">table</text:span></text:p>
        </text:list-item>
      </text:list>
      <text:p text:style-name="P4"/>
      <text:p text:style-name="P2">Tools(TABLE):</text:p>
      <text:list xml:id="list2693125742794447979" text:style-name="L2">
        <text:list-item>
          <text:p text:style-name="P12">Tools cost<text:span text:style-name="T2">(TLC)</text:span><text:span text:style-name="T4">($)</text:span> - set’s manually for each category - table</text:p>
        </text:list-item>
        <text:list-item>
          <text:p text:style-name="P13"><text:span text:style-name="T25">Decrease tracking</text:span><text:span text:style-name="T2">(</text:span><text:span text:style-name="T9">TD</text:span><text:span text:style-name="T2">)</text:span> - set’s manually for each category – table</text:p>
        </text:list-item>
        <text:list-item>
          <text:p text:style-name="P12">Tracking affects avoid<text:span text:style-name="T2">(TLA)</text:span> - set’s manually for each category – table</text:p>
        </text:list-item>
      </text:list>
      <text:p text:style-name="P4"/>
      <text:p text:style-name="P2">Weapons(TABLE):</text:p>
      <text:list xml:id="list3590721640374178747" text:style-name="L3">
        <text:list-item>
          <text:p text:style-name="P14">Weapon cost<text:span text:style-name="T2">(WC)</text:span><text:span text:style-name="T4">($)</text:span> - set’s manually for each category - table</text:p>
        </text:list-item>
        <text:list-item>
          <text:p text:style-name="P14">Tracking affects<text:span text:style-name="T2">(WTA)</text:span> - set’s manually for each category - table</text:p>
        </text:list-item>
        <text:list-item>
          <text:p text:style-name="P14">Weapon powerful<text:span text:style-name="T2">(WP)</text:span> - set’s manually for each category – table</text:p>
        </text:list-item>
        <text:list-item>
          <text:p text:style-name="P14"><text:span text:style-name="T22">Weapon </text:span>Try<text:span text:style-name="T5">(WTR)</text:span> – Start at 0</text:p>
        </text:list-item>
      </text:list>
      <text:p text:style-name="P5"/>
      <text:p text:style-name="P3">Police catch(TABLE):</text:p>
      <text:list xml:id="list4703264894848992867" text:style-name="L4">
        <text:list-item>
          <text:p text:style-name="P20">Timer time<text:span text:style-name="T2">(TRT)</text:span></text:p>
        </text:list-item>
        <text:list-item>
          <text:p text:style-name="P22">Timer speed<text:span text:style-name="T2">(TS)</text:span></text:p>
        </text:list-item>
        <text:list-item>
          <text:p text:style-name="P24">Tracking time<text:span text:style-name="T2">(TT)</text:span></text:p>
        </text:list-item>
        <text:list-item>
          <text:p text:style-name="P25">Tracking time <text:span text:style-name="T26">decrease</text:span><text:span text:style-name="T2">(TT</text:span><text:span text:style-name="T10">D</text:span><text:span text:style-name="T2">) </text:span><text:span text:style-name="T1">- set’s manually for each category – table</text:span></text:p>
        </text:list-item>
        <text:list-item>
          <text:p text:style-name="P26">Tracking speed<text:span text:style-name="T2">(TRS)</text:span><text:span text:style-name="T7"> </text:span><text:span text:style-name="T1">- set’s manually for each category – table</text:span></text:p>
        </text:list-item>
        <text:list-item>
          <text:p text:style-name="P27">Tracking <text:span text:style-name="T15">set - table</text:span></text:p>
        </text:list-item>
        <text:list-item>
          <text:p text:style-name="P28">Jail time<text:span text:style-name="T19">(min:sec)</text:span></text:p>
        </text:list-item>
        <text:list-item>
          <text:p text:style-name="P33"><text:span text:style-name="T16">Escape </text:span>Cost<text:span text:style-name="T20">($)</text:span></text:p>
        </text:list-item>
      </text:list>
      <text:p text:style-name="P4"/>
      <text:p text:style-name="P4"/>
      <text:p text:style-name="P7">Game logic</text:p>
      <text:p text:style-name="P2">Game elements:</text:p>
      <text:list xml:id="list1858741788333935604" text:style-name="L5">
        <text:list-item>
          <text:p text:style-name="P15">Weapon Shop – <text:span text:style-name="T14">activate by mouse left click release - <text:s/>buy item</text:span></text:p>
        </text:list-item>
        <text:list-item>
          <text:p text:style-name="P15">Tool Shop - <text:span text:style-name="T14">activate by mouse left click release - <text:s/>buy item</text:span></text:p>
        </text:list-item>
        <text:list-item>
          <text:p text:style-name="P16">Weapon inventory - <text:span text:style-name="T14">activate by mouse left click release – add to set</text:span></text:p>
        </text:list-item>
        <text:list-item>
          <text:p text:style-name="P16">Tool inventory - <text:span text:style-name="T14">activate by mouse left click release – add to set</text:span></text:p>
        </text:list-item>
        <text:list-item>
          <text:p text:style-name="P16">Try-to-Kill button - <text:span text:style-name="T14">activate by mouse left click release</text:span></text:p>
        </text:list-item>
        <text:list-item>
          <text:p text:style-name="P16">Tools 3 button – <text:span text:style-name="T14">activate by mouse left click release – remove from set</text:span></text:p>
        </text:list-item>
        <text:list-item>
          <text:p text:style-name="P29">Tools 3 button input - activates by keys “Z” “X” “C”</text:p>
        </text:list-item>
        <text:list-item>
          <text:p text:style-name="P29"><text:soft-page-break/>Weapon set 3 button(1 by default other 2 with ability) - activate by mouse left click release – remove from set</text:p>
        </text:list-item>
        <text:list-item>
          <text:p text:style-name="P17">HUD</text:p>
          <text:list>
            <text:list-item>
              <text:p text:style-name="P17">Level</text:p>
            </text:list-item>
            <text:list-item>
              <text:p text:style-name="P17">Try</text:p>
            </text:list-item>
            <text:list-item>
              <text:p text:style-name="P17">Kills</text:p>
            </text:list-item>
            <text:list-item>
              <text:p text:style-name="P17">Money<text:span text:style-name="T19">($)</text:span></text:p>
            </text:list-item>
            <text:list-item>
              <text:p text:style-name="P17">Police catch</text:p>
              <text:list>
                <text:list-item>
                  <text:p text:style-name="P18">Time<text:span text:style-name="T19">(min:sec)</text:span></text:p>
                </text:list-item>
                <text:list-item>
                  <text:p text:style-name="P19"><text:span text:style-name="T21">Regress</text:span> bar</text:p>
                </text:list-item>
                <text:list-item>
                  <text:p text:style-name="P17">Tracking bar</text:p>
                </text:list-item>
              </text:list>
            </text:list-item>
            <text:list-item>
              <text:p text:style-name="P17">Jail time</text:p>
              <text:list>
                <text:list-item>
                  <text:p text:style-name="P18">Time<text:span text:style-name="T19">(min:sec)</text:span></text:p>
                </text:list-item>
                <text:list-item>
                  <text:p text:style-name="P19"><text:span text:style-name="T21">Regress</text:span> bar</text:p>
                </text:list-item>
                <text:list-item>
                  <text:p text:style-name="P17">Cost (Pay for escape cost)<text:span text:style-name="T19">($)</text:span></text:p>
                </text:list-item>
              </text:list>
            </text:list-item>
          </text:list>
        </text:list-item>
        <text:list-item>
          <text:p text:style-name="P17">Pay for escape button</text:p>
        </text:list-item>
        <text:list-item>
          <text:p text:style-name="P36">Item lists(TABLE)</text:p>
        </text:list-item>
      </text:list>
      <text:p text:style-name="P5"/>
      <text:p text:style-name="P8">Variables:</text:p>
      <text:list xml:id="list3608364859041309864" text:style-name="L6">
        <text:list-item>
          <text:p text:style-name="P37"/>
        </text:list-item>
        <text:list-item>
          <text:p text:style-name="P30"><text:span text:style-name="T3">Experience</text:span> = Try * Kills / 10 after reach 10 level set from / 10 to / 100, need balance for ideal amount.</text:p>
        </text:list-item>
        <text:list-item>
          <text:p text:style-name="P31"><text:span text:style-name="T2">Kills</text:span> = Try / WP</text:p>
        </text:list-item>
        <text:list-item>
          <text:p text:style-name="P31"><text:span text:style-name="T2">Level</text:span> = Exp / (1000 * Lvl) - Levels starts at 1</text:p>
        </text:list-item>
        <text:list-item>
          <text:p text:style-name="P32"><text:span text:style-name="T2">Try</text:span> = <text:span text:style-name="T23">WeaponWTR</text:span> + <text:span text:style-name="T23">WeaponWTR + WeaponWTR</text:span> <text:span text:style-name="T23">(</text:span>Add one(+1) by each activation “Try to kill” button – separately for each weapon(Kick<text:span text:style-name="T23">WTR</text:span> + Knife<text:span text:style-name="T23">WTR + ChainsawWTR</text:span> = Try)<text:span text:style-name="T23">)</text:span></text:p>
        </text:list-item>
        <text:list-item>
          <text:p text:style-name="P31"><text:span text:style-name="T2">Money</text:span> = One more Kill add 50 * Level</text:p>
        </text:list-item>
        <text:list-item>
          <text:p text:style-name="P23"><text:span text:style-name="T2">TS</text:span>(min:sec) = -1 per second <text:span text:style-name="T24">(</text:span><text:span text:style-name="T6">T</text:span><text:span text:style-name="T8">S * TRS </text:span><text:span text:style-name="T24">when tracking)</text:span></text:p>
        </text:list-item>
        <text:list-item>
          <text:p text:style-name="P34"><text:span text:style-name="T2">Jail time</text:span><text:span text:style-name="T19">(min:sec)</text:span> <text:span text:style-name="T19">= kills * level</text:span></text:p>
        </text:list-item>
        <text:list-item>
          <text:p text:style-name="P34"><text:span text:style-name="T2">Escape cost</text:span> <text:span text:style-name="T19">= Kills * level + Try</text:span></text:p>
        </text:list-item>
        <text:list-item>
          <text:p text:style-name="P35"><text:span text:style-name="T6">T</text:span><text:span text:style-name="T2">T </text:span>=<text:span text:style-name="T2"> </text:span><text:span text:style-name="T10">TT</text:span><text:span text:style-name="T11">D</text:span><text:span text:style-name="T10"> </text:span><text:span text:style-name="T26">–</text:span><text:span text:style-name="T10"> TD</text:span></text:p>
        </text:list-item>
        <text:list-item>
          <text:p text:style-name="P21"><text:span text:style-name="T10">TRT</text:span><text:span text:style-name="T29">(min:sec)</text:span><text:span text:style-name="T10"> </text:span><text:span text:style-name="T27">=</text:span><text:span text:style-name="T12"> </text:span><text:span text:style-name="T13">Try(5) </text:span><text:span text:style-name="T28">increase for 10 secon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rabowski</meta:initial-creator>
    <meta:creation-date>2015-06-27T08:55:08.054319523</meta:creation-date>
    <dc:date>2015-06-27T13:08:07.645193955</dc:date>
    <dc:creator>Martin Grabowski</dc:creator>
    <meta:editing-duration>PT3H5M13S</meta:editing-duration>
    <meta:editing-cycles>55</meta:editing-cycles>
    <meta:generator>LibreOffice/4.4.3.2$Linux_X86_64 LibreOffice_project/40$Build-2</meta:generator>
    <meta:document-statistic meta:table-count="0" meta:image-count="0" meta:object-count="0" meta:page-count="2" meta:paragraph-count="66" meta:word-count="415" meta:character-count="2186" meta:non-whitespace-character-count="1876"/>
  </office:meta>
</office:document-meta>
</file>